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24-08-20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24-04-30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24-01-23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23-10-12 1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23-07-25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23-05-10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23-02-02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22-11-08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22-08-09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22-06-07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22-03-03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21-12-15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21-09-15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21-06-02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21-03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20-11-0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20-08-14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20-06-23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20-03-02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20-01-09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9-12-05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9-10-10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9-09-09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9-05-29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9-03-07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8-10-16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8-08-16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8-06-19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8-04-25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8-03-06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8-01-24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7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7-09-21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7-07-18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7-05-0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7-02-08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6-12-14 1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6-10-20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6-08-10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6-06-14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6-02-17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5-12-08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5-10-2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5-08-25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5-06-30 1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5-04-16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5-02-11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4-12-10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4-10-16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4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4-06-20 1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4-03-12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4-01-16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3-11-05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3-09-10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3-06-07 1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3-04-29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3-04-11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2-11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2-10-03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2-08-15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2-06-26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2-05-02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2-01-3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1-11-3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1-10-19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1-08-09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1-06-16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1-04-18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1-03-22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0-11-1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0-08-1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0-06-02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0-05-2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10-03-30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9-12-01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9-10-06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9-08-20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9-06-02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9-04-21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9-02-12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8-12-10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8-11-06 1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8-08-27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8-06-2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8-04-30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8-03-04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8-01-08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7-11-15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7-09-20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7-08-01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7-06-13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7-04-13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7-03-09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6-12-19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6-10-2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6-09-07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6-06-30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6-05-02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6-03-1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6-01-18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5-11-30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2005-10-06 1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08080292801</text:p>
          </table:table-cell>
          <table:table-cell office:value-type="string" calcext:value-type="string">
            <text:p>1980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56" meta:object-count="0"/>
    <meta:user-defined meta:name="AppVersion">3.0</meta:user-defined>
  </office:meta>
</office:document-meta>
</file>